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Normal_32_2" style:data-style-name="N2">
      <style:table-cell-properties style:vertical-align="automatic" fo:background-color="transparent" style:cell-protect="protected"/>
      <style:text-properties fo:color="#000000"/>
    </style:style>
    <style:style style:name="ce5" style:family="table-cell" style:parent-style-name="Normal_32_2" style:data-style-name="N2">
      <style:table-cell-properties style:vertical-align="automatic" fo:background-color="transparent" style:cell-protect="protected"/>
      <style:text-properties fo:color="#000000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7" style:family="table-cell" style:parent-style-name="Normal_32_2" style:data-style-name="N2">
      <style:table-cell-properties style:vertical-align="automatic" fo:background-color="transparent" style:cell-protect="protected"/>
      <style:text-properties fo:color="#000000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9" style:family="table-cell" style:parent-style-name="Normal_32_2" style:data-style-name="N2">
      <style:table-cell-properties style:vertical-align="automatic" fo:background-color="transparent" style:cell-protect="protected"/>
      <style:text-properties fo:color="#000000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1" style:family="table-cell" style:parent-style-name="Normal_32_2" style:data-style-name="N2">
      <style:table-cell-properties style:vertical-align="automatic" fo:background-color="transparent" style:cell-protect="protected"/>
      <style:text-properties fo:color="#000000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3" style:family="table-cell" style:parent-style-name="Normal_32_2" style:data-style-name="N2">
      <style:table-cell-properties style:vertical-align="automatic" fo:background-color="transparent" style:cell-protect="protected"/>
      <style:text-properties fo:color="#000000"/>
    </style:style>
    <style:style style:name="ce14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5" style:family="table-cell" style:parent-style-name="Normal_32_2" style:data-style-name="N2">
      <style:table-cell-properties style:vertical-align="automatic" fo:background-color="transparent" style:cell-protect="protected"/>
      <style:text-properties fo:color="#000000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7" style:family="table-cell" style:parent-style-name="Normal_32_2" style:data-style-name="N2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2.49766666666667cm"/>
    </style:style>
    <style:style style:name="co2" style:family="table-column">
      <style:table-column-properties fo:break-before="auto" style:column-width="5.312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iomass</text:p>
          </table:table-cell>
          <table:table-cell office:value-type="string" table:style-name="ce1">
            <text:p>NPP</text:p>
          </table:table-cell>
          <table:table-cell office:value-type="string" table:style-name="ce1">
            <text:p>JoinFiel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Forest</text:p>
          </table:table-cell>
          <table:table-cell office:value-type="float" office:value="4239.7" table:style-name="ce4">
            <text:p>4239.70</text:p>
          </table:table-cell>
          <table:table-cell office:value-type="float" office:value="896" table:style-name="ce3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Evergreen Tree Forest</text:p>
          </table:table-cell>
          <table:table-cell office:value-type="float" office:value="4631" table:style-name="ce4">
            <text:p>4631.00</text:p>
          </table:table-cell>
          <table:table-cell office:value-type="float" office:value="1000.03" table:style-name="ce3">
            <text:p>1000.0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1">
            <text:p>Camphor Tree Forest</text:p>
          </table:table-cell>
          <table:table-cell office:value-type="float" office:value="5680" table:style-name="ce4">
            <text:p>5680.00</text:p>
          </table:table-cell>
          <table:table-cell office:value-type="float" office:value="751" table:style-name="ce3">
            <text:p>751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1">
            <text:p>Woodland Elaeocarpus Forest</text:p>
          </table:table-cell>
          <table:table-cell office:value-type="float" office:value="2595" table:style-name="ce4">
            <text:p>2595.00</text:p>
          </table:table-cell>
          <table:table-cell office:value-type="float" office:value="123.7" table:style-name="ce3">
            <text:p>123.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1">
            <text:p>Glossy Privet Forest</text:p>
          </table:table-cell>
          <table:table-cell office:value-type="float" office:value="5310" table:style-name="ce4">
            <text:p>5310.00</text:p>
          </table:table-cell>
          <table:table-cell office:value-type="float" office:value="690" table:style-name="ce3">
            <text:p>69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1">
            <text:p>Timor White Gum Forest</text:p>
          </table:table-cell>
          <table:table-cell office:value-type="float" office:value="3240" table:style-name="ce4">
            <text:p>3240.00</text:p>
          </table:table-cell>
          <table:table-cell office:value-type="float" office:value="1410" table:style-name="ce3">
            <text:p>141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5</text:p>
          </table:table-cell>
          <table:table-cell office:value-type="string" table:style-name="ce1">
            <text:p>Schima Tree Forest</text:p>
          </table:table-cell>
          <table:table-cell office:value-type="float" office:value="6330" table:style-name="ce4">
            <text:p>6330.00</text:p>
          </table:table-cell>
          <table:table-cell office:value-type="float" office:value="186.5" table:style-name="ce3">
            <text:p>186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Decidious Tree Forest</text:p>
          </table:table-cell>
          <table:table-cell office:value-type="float" office:value="3848.4" table:style-name="ce4">
            <text:p>3848.40</text:p>
          </table:table-cell>
          <table:table-cell office:value-type="float" office:value="791.96" table:style-name="ce3">
            <text:p>791.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1">
            <text:p>Ginko Tree Forest</text:p>
          </table:table-cell>
          <table:table-cell office:value-type="float" office:value="3220" table:style-name="ce4">
            <text:p>3220.00</text:p>
          </table:table-cell>
          <table:table-cell office:value-type="float" office:value="108" table:style-name="ce3">
            <text:p>108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1">
            <text:p>Dawn Redwood Forest</text:p>
          </table:table-cell>
          <table:table-cell office:value-type="float" office:value="2980" table:style-name="ce4">
            <text:p>2980.00</text:p>
          </table:table-cell>
          <table:table-cell office:value-type="float" office:value="719.5" table:style-name="ce3">
            <text:p>719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1">
            <text:p>Black Locust Forest</text:p>
          </table:table-cell>
          <table:table-cell office:value-type="float" office:value="4107" table:style-name="ce4">
            <text:p>4107.00</text:p>
          </table:table-cell>
          <table:table-cell office:value-type="float" office:value="93.55" table:style-name="ce3">
            <text:p>93.5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1">
            <text:p>Canadian Poplar Forest</text:p>
          </table:table-cell>
          <table:table-cell office:value-type="float" office:value="3265" table:style-name="ce4">
            <text:p>3265.00</text:p>
          </table:table-cell>
          <table:table-cell office:value-type="float" office:value="507" table:style-name="ce3">
            <text:p>50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1">
            <text:p>Weeping Willow Forest</text:p>
          </table:table-cell>
          <table:table-cell office:value-type="float" office:value="5670" table:style-name="ce4">
            <text:p>5670.00</text:p>
          </table:table-cell>
          <table:table-cell office:value-type="float" office:value="755" table:style-name="ce3">
            <text:p>75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6</text:p>
          </table:table-cell>
          <table:table-cell office:value-type="string" table:style-name="ce1">
            <text:p>Japanese Pagoda Tree Forest</text:p>
          </table:table-cell>
          <table:table-cell office:value-type="float" office:value="4107" table:style-name="ce4">
            <text:p>4107.00</text:p>
          </table:table-cell>
          <table:table-cell office:value-type="float" office:value="106.75" table:style-name="ce3">
            <text:p>106.7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7</text:p>
          </table:table-cell>
          <table:table-cell office:value-type="string" table:style-name="ce1">
            <text:p>Chinese Wingnut Forest</text:p>
          </table:table-cell>
          <table:table-cell office:value-type="float" office:value="1785" table:style-name="ce4">
            <text:p>1785.00</text:p>
          </table:table-cell>
          <table:table-cell office:value-type="float" office:value="537.5" table:style-name="ce3">
            <text:p>537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8</text:p>
          </table:table-cell>
          <table:table-cell office:value-type="string" table:style-name="ce1">
            <text:p>Sibirian Elm Forest</text:p>
          </table:table-cell>
          <table:table-cell office:value-type="float" office:value="1988" table:style-name="ce4">
            <text:p>1988.00</text:p>
          </table:table-cell>
          <table:table-cell office:value-type="float" office:value="89.9" table:style-name="ce3">
            <text:p>89.9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1">
            <text:p>Chinese Tallow Forest</text:p>
          </table:table-cell>
          <table:table-cell office:value-type="float" office:value="2230" table:style-name="ce4">
            <text:p>2230.00</text:p>
          </table:table-cell>
          <table:table-cell office:value-type="float" office:value="108.65" table:style-name="ce3">
            <text:p>108.6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orniferous Tree Forest</text:p>
          </table:table-cell>
          <table:table-cell office:value-type="float" office:value="3242" table:style-name="ce4">
            <text:p>3242.00</text:p>
          </table:table-cell>
          <table:table-cell office:value-type="float" office:value="527" table:style-name="ce3">
            <text:p>52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1">
            <text:p>Chinese Red Pine Forest</text:p>
          </table:table-cell>
          <table:table-cell office:value-type="float" office:value="5925" table:style-name="ce4">
            <text:p>5925.00</text:p>
          </table:table-cell>
          <table:table-cell office:value-type="float" office:value="707.5" table:style-name="ce3">
            <text:p>707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1">
            <text:p>Himalayan Cedar Forest</text:p>
          </table:table-cell>
          <table:table-cell office:value-type="float" office:value="830" table:style-name="ce4">
            <text:p>830.00</text:p>
          </table:table-cell>
          <table:table-cell office:value-type="float" office:value="170.4" table:style-name="ce3">
            <text:p>170.4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1">
            <text:p>China Fir Forest</text:p>
          </table:table-cell>
          <table:table-cell office:value-type="float" office:value="4055" table:style-name="ce4">
            <text:p>4055.00</text:p>
          </table:table-cell>
          <table:table-cell office:value-type="float" office:value="618.5" table:style-name="ce3">
            <text:p>618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4</text:p>
          </table:table-cell>
          <table:table-cell office:value-type="string" table:style-name="ce1">
            <text:p>Chinese Thuja Forest</text:p>
          </table:table-cell>
          <table:table-cell office:value-type="float" office:value="1629" table:style-name="ce4">
            <text:p>1629.00</text:p>
          </table:table-cell>
          <table:table-cell office:value-type="float" office:value="99.1" table:style-name="ce3">
            <text:p>99.1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5</text:p>
          </table:table-cell>
          <table:table-cell office:value-type="string" table:style-name="ce1">
            <text:p>Australian Pine Tree Forest</text:p>
          </table:table-cell>
          <table:table-cell office:value-type="float" office:value="17512.5" table:style-name="ce4">
            <text:p>17512.50</text:p>
          </table:table-cell>
          <table:table-cell office:value-type="float" office:value="1196" table:style-name="ce3">
            <text:p>11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6</text:p>
          </table:table-cell>
          <table:table-cell office:value-type="string" table:style-name="ce1">
            <text:p>Slash Pine Forest</text:p>
          </table:table-cell>
          <table:table-cell office:value-type="float" office:value="3771" table:style-name="ce4">
            <text:p>3771.00</text:p>
          </table:table-cell>
          <table:table-cell office:value-type="float" office:value="370.5" table:style-name="ce3">
            <text:p>370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Bamboo Forest</text:p>
          </table:table-cell>
          <table:table-cell office:value-type="float" office:value="2410" table:style-name="ce4">
            <text:p>2410.00</text:p>
          </table:table-cell>
          <table:table-cell office:value-type="float" office:value="535" table:style-name="ce3">
            <text:p>53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1">
            <text:p>Phyllostachys spp. Forest</text:p>
          </table:table-cell>
          <table:table-cell office:value-type="float" office:value="2410" table:style-name="ce4">
            <text:p>2410.00</text:p>
          </table:table-cell>
          <table:table-cell office:value-type="float" office:value="535" table:style-name="ce3">
            <text:p>53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Evergreen Mixed Forest</text:p>
          </table:table-cell>
          <table:table-cell office:value-type="float" office:value="4631" table:style-name="ce4">
            <text:p>4631.00</text:p>
          </table:table-cell>
          <table:table-cell office:value-type="float" office:value="1000.03" table:style-name="ce3">
            <text:p>1000.0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Decidious Mixed Forest</text:p>
          </table:table-cell>
          <table:table-cell office:value-type="float" office:value="3848.4" table:style-name="ce4">
            <text:p>3848.40</text:p>
          </table:table-cell>
          <table:table-cell office:value-type="float" office:value="791.96" table:style-name="ce3">
            <text:p>791.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1">
            <text:p>Corniferous Mixed Forest</text:p>
          </table:table-cell>
          <table:table-cell office:value-type="float" office:value="3242" table:style-name="ce4">
            <text:p>3242.00</text:p>
          </table:table-cell>
          <table:table-cell office:value-type="float" office:value="527" table:style-name="ce3">
            <text:p>52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1">
            <text:p>Other Mixed Forest</text:p>
          </table:table-cell>
          <table:table-cell office:value-type="float" office:value="3907" table:style-name="ce4">
            <text:p>3907.00</text:p>
          </table:table-cell>
          <table:table-cell office:value-type="float" office:value="772" table:style-name="ce3">
            <text:p>77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Small Woods</text:p>
          </table:table-cell>
          <table:table-cell office:value-type="float" office:value="3907" table:style-name="ce4">
            <text:p>3907.00</text:p>
          </table:table-cell>
          <table:table-cell office:value-type="float" office:value="896" table:style-name="ce3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Small Woods &lt; 1ha</text:p>
          </table:table-cell>
          <table:table-cell office:value-type="float" office:value="3907" table:style-name="ce4">
            <text:p>3907.00</text:p>
          </table:table-cell>
          <table:table-cell office:value-type="float" office:value="896" table:style-name="ce3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Shrub Vegetation</text:p>
          </table:table-cell>
          <table:table-cell office:value-type="float" office:value="4893" table:style-name="ce4">
            <text:p>4893.00</text:p>
          </table:table-cell>
          <table:table-cell office:value-type="float" office:value="497.44" table:style-name="ce3">
            <text:p>497.44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Tree Row</text:p>
          </table:table-cell>
          <table:table-cell office:value-type="float" office:value="4893" table:style-name="ce4">
            <text:p>4893.00</text:p>
          </table:table-cell>
          <table:table-cell office:value-type="float" office:value="896" table:style-name="ce3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Tree Alley</text:p>
          </table:table-cell>
          <table:table-cell office:value-type="float" office:value="4893" table:style-name="ce4">
            <text:p>4893.00</text:p>
          </table:table-cell>
          <table:table-cell office:value-type="float" office:value="896" table:style-name="ce3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Tree Group</text:p>
          </table:table-cell>
          <table:table-cell office:value-type="float" office:value="4893" table:style-name="ce4">
            <text:p>4893.00</text:p>
          </table:table-cell>
          <table:table-cell office:value-type="float" office:value="896" table:style-name="ce3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Single Tree</text:p>
          </table:table-cell>
          <table:table-cell office:value-type="float" office:value="4893" table:style-name="ce4">
            <text:p>4893.00</text:p>
          </table:table-cell>
          <table:table-cell office:value-type="float" office:value="896" table:style-name="ce3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Tree Nursery</text:p>
          </table:table-cell>
          <table:table-cell office:value-type="float" office:value="4893" table:style-name="ce4">
            <text:p>4893.00</text:p>
          </table:table-cell>
          <table:table-cell office:value-type="float" office:value="896" table:style-name="ce3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Riverside Vegetation</text:p>
          </table:table-cell>
          <table:table-cell office:value-type="float" office:value="891.5" table:style-name="ce4">
            <text:p>891.50</text:p>
          </table:table-cell>
          <table:table-cell office:value-type="float" office:value="88.65" table:style-name="ce3">
            <text:p>88.6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Wetland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oastal &amp; Estuarine Area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1">
            <text:p>Intertidal Forested Wetland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10</text:p>
          </table:table-cell>
          <table:table-cell office:value-type="string" table:style-name="ce1">
            <text:p>Other Coastal &amp; Esturian Area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1">
            <text:p>Intertidal Marshe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3</text:p>
          </table:table-cell>
          <table:table-cell office:value-type="string" table:style-name="ce1">
            <text:p>Intertidal Mud Flat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1">
            <text:p>Permanent Shallow Marine Water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1">
            <text:p>Rocky Marine Shore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6</text:p>
          </table:table-cell>
          <table:table-cell office:value-type="string" table:style-name="ce1">
            <text:p>Sand Shore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7</text:p>
          </table:table-cell>
          <table:table-cell office:value-type="string" table:style-name="ce1">
            <text:p>Estuarine Water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8</text:p>
          </table:table-cell>
          <table:table-cell office:value-type="string" table:style-name="ce1">
            <text:p>Scrub swamp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9</text:p>
          </table:table-cell>
          <table:table-cell office:value-type="string" table:style-name="ce1">
            <text:p>Mangroves</text:p>
          </table:table-cell>
          <table:table-cell office:value-type="float" office:value="5405" table:style-name="ce7">
            <text:p>5405.00</text:p>
          </table:table-cell>
          <table:table-cell office:value-type="float" office:value="420" table:style-name="ce6">
            <text:p>42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Inland Wetland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1">
            <text:p>Permanent Freshwater Marshe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B2</text:p>
          </table:table-cell>
          <table:table-cell office:value-type="string" table:style-name="ce1">
            <text:p>Riverine Wetland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Residential Lan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Class I residential cluster lan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Class II residential cluster lan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1">
            <text:p>Class III residential cluster lan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Class V residential cluster lan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Rural residential lan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1</text:p>
          </table:table-cell>
          <table:table-cell office:value-type="string" table:style-name="ce1">
            <text:p>Class I rural residential lan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2</text:p>
          </table:table-cell>
          <table:table-cell office:value-type="string" table:style-name="ce1">
            <text:p>Class II rural residential lan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Water Bodie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1">
            <text:p>Creek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1">
            <text:p>Ditch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1">
            <text:p>Channel/River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1">
            <text:p>Small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1">
            <text:p>Middl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1">
            <text:p>Larg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Pond/Lak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1">
            <text:p>Small (Pond)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1">
            <text:p>Middle (Pond/Lake)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1">
            <text:p>Large (Lake)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1">
            <text:p>Harbour Basin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1">
            <text:p>Sea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1">
            <text:p>Glacier and perennial snow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Agricultural Land Typ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Croplan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1">
            <text:p>Small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1">
            <text:p>Medium &amp; Larg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1">
            <text:p>Watermelon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1">
            <text:p>Chinese Cabbag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5</text:p>
          </table:table-cell>
          <table:table-cell office:value-type="string" table:style-name="ce1">
            <text:p>Lettuc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6</text:p>
          </table:table-cell>
          <table:table-cell office:value-type="string" table:style-name="ce1">
            <text:p>Chinese Chive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7</text:p>
          </table:table-cell>
          <table:table-cell office:value-type="string" table:style-name="ce1">
            <text:p>Pakchoi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8</text:p>
          </table:table-cell>
          <table:table-cell office:value-type="string" table:style-name="ce1">
            <text:p>Asparagus Lettuc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9</text:p>
          </table:table-cell>
          <table:table-cell office:value-type="string" table:style-name="ce1">
            <text:p>Eggplant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10</text:p>
          </table:table-cell>
          <table:table-cell office:value-type="string" table:style-name="ce1">
            <text:p>Tomato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11</text:p>
          </table:table-cell>
          <table:table-cell office:value-type="string" table:style-name="ce1">
            <text:p>Green Pepper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12</text:p>
          </table:table-cell>
          <table:table-cell office:value-type="string" table:style-name="ce1">
            <text:p>Mixed vegetables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1">
            <text:p>Paddy field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1">
            <text:p>Greenhous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Meadow /pasture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1">
            <text:p>Agroforestry</text:p>
          </table:table-cell>
          <table:table-cell office:value-type="float" office:value="569.5" table:style-name="ce9">
            <text:p>569.50</text:p>
          </table:table-cell>
          <table:table-cell office:value-type="float" office:value="1500" table:style-name="ce8">
            <text:p>150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1">
            <text:p>Orchard</text:p>
          </table:table-cell>
          <table:table-cell office:value-type="float" office:value="1900" table:style-name="ce9">
            <text:p>1900.00</text:p>
          </table:table-cell>
          <table:table-cell office:value-type="float" office:value="115.55" table:style-name="ce8">
            <text:p>115.5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1">
            <text:p>Peach</text:p>
          </table:table-cell>
          <table:table-cell office:value-type="float" office:value="1900" table:style-name="ce9">
            <text:p>1900.00</text:p>
          </table:table-cell>
          <table:table-cell office:value-type="float" office:value="738" table:style-name="ce8">
            <text:p>738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1">
            <text:p>Pear</text:p>
          </table:table-cell>
          <table:table-cell office:value-type="float" office:value="1783" table:style-name="ce9">
            <text:p>1783.00</text:p>
          </table:table-cell>
          <table:table-cell office:value-type="float" office:value="960" table:style-name="ce8">
            <text:p>96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Other</text:p>
          </table:table-cell>
          <table:table-cell office:value-type="float" office:value="315.14999999999901" table:style-name="ce9">
            <text:p>315.15</text:p>
          </table:table-cell>
          <table:table-cell office:value-type="float" office:value="356.33" table:style-name="ce8">
            <text:p>356.3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Idle Land Type/brownfield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1">
            <text:p>Fallow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1</text:p>
          </table:table-cell>
          <table:table-cell office:value-type="string" table:style-name="ce1">
            <text:p>Pioneer site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1">
            <text:p>Tall herbaceous vegetation</text:p>
          </table:table-cell>
          <table:table-cell office:value-type="float" office:value="0" table:style-name="ce11">
            <text:p>0.00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1">
            <text:p>Shrub or tree vegetation</text:p>
          </table:table-cell>
          <table:table-cell office:value-type="float" office:value="7990" table:style-name="ce13">
            <text:p>7990.00</text:p>
          </table:table-cell>
          <table:table-cell office:value-type="float" office:value="497.44" table:style-name="ce12">
            <text:p>497.44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1">
            <text:p>Cargo Site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F</text:p>
          </table:table-cell>
          <table:table-cell office:value-type="string" table:style-name="ce1">
            <text:p>Commercial &amp; Business Area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Industrial &amp; Mining La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Industrial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Mining La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Public Facilities (eg. Administration. Sports. Recreational and Educational Facilities)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Sports Grou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1</text:p>
          </table:table-cell>
          <table:table-cell office:value-type="string" table:style-name="ce1">
            <text:p>Paved Sports Grou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2</text:p>
          </table:table-cell>
          <table:table-cell office:value-type="string" table:style-name="ce1">
            <text:p>Unpaved Sports Grou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3</text:p>
          </table:table-cell>
          <table:table-cell office:value-type="string" table:style-name="ce1">
            <text:p>Green Sports Grou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B</text:p>
          </table:table-cell>
          <table:table-cell office:value-type="string" table:style-name="ce1">
            <text:p>Open Space/Public Green Space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B1</text:p>
          </table:table-cell>
          <table:table-cell office:value-type="string" table:style-name="ce1">
            <text:p>Scenic Spot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B2</text:p>
          </table:table-cell>
          <table:table-cell office:value-type="string" table:style-name="ce1">
            <text:p>Public Plaza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B3</text:p>
          </table:table-cell>
          <table:table-cell office:value-type="string" table:style-name="ce1">
            <text:p>Playground/ Fitness Trail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1">
            <text:p>Educational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1">
            <text:p>Religious. Cultural and Spiritual Sit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1">
            <text:p>Administration &amp; Public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1">
            <text:p>Medical &amp; Recreation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Social Welfare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1">
            <text:p>Other Public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</text:p>
          </table:table-cell>
          <table:table-cell office:value-type="string" table:style-name="ce1">
            <text:p>Military Land &amp;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J</text:p>
          </table:table-cell>
          <table:table-cell office:value-type="string" table:style-name="ce1">
            <text:p>Cemeter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Transportation La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Railway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B</text:p>
          </table:table-cell>
          <table:table-cell office:value-type="string" table:style-name="ce1">
            <text:p>Highway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1">
            <text:p>Airport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D</text:p>
          </table:table-cell>
          <table:table-cell office:value-type="string" table:style-name="ce1">
            <text:p>Port La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1">
            <text:p>Railway Station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1">
            <text:p>Urban Road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1">
            <text:p>Rural Road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H</text:p>
          </table:table-cell>
          <table:table-cell office:value-type="string" table:style-name="ce1">
            <text:p>Transportation Hub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Other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Supply &amp; Disposal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A</text:p>
          </table:table-cell>
          <table:table-cell office:value-type="string" table:style-name="ce1">
            <text:p>Supply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B</text:p>
          </table:table-cell>
          <table:table-cell office:value-type="string" table:style-name="ce1">
            <text:p>Disposal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</text:p>
          </table:table-cell>
          <table:table-cell office:value-type="string" table:style-name="ce1">
            <text:p>Supply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Development &amp; Management La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</text:p>
          </table:table-cell>
          <table:table-cell office:value-type="string" table:style-name="ce1">
            <text:p>Land for Adminstration &amp; Public Facilities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B</text:p>
          </table:table-cell>
          <table:table-cell office:value-type="string" table:style-name="ce1">
            <text:p>Ecological Management La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C</text:p>
          </table:table-cell>
          <table:table-cell office:value-type="string" table:style-name="ce1">
            <text:p>Urban Development La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D</text:p>
          </table:table-cell>
          <table:table-cell office:value-type="string" table:style-name="ce1">
            <text:p>Other Development Land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A</text:p>
          </table:table-cell>
          <table:table-cell office:value-type="string" table:style-name="ce1">
            <text:p>Plane Tree</text:p>
          </table:table-cell>
          <table:table-cell office:value-type="float" office:value="5690" table:style-name="ce17">
            <text:p>5690.00</text:p>
          </table:table-cell>
          <table:table-cell office:value-type="float" office:value="203" table:style-name="ce16">
            <text:p>20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B</text:p>
          </table:table-cell>
          <table:table-cell office:value-type="string" table:style-name="ce1">
            <text:p>Golden-rain tree</text:p>
          </table:table-cell>
          <table:table-cell office:value-type="float" office:value="13171.5" table:style-name="ce17">
            <text:p>13171.50</text:p>
          </table:table-cell>
          <table:table-cell office:value-type="float" office:value="128.69999999999999" table:style-name="ce16">
            <text:p>128.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Other Land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6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number-rows-repeated="10484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Malte Bührs</dc:creator>
    <dc:date>2025-07-11T07:46:50Z</dc:date>
    <meta:editing-duration>PT0S</meta:editing-duration>
  </office:meta>
</office:document-meta>
</file>